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2cm"/>
    </style:style>
    <style:style style:name="co2" style:family="table-column">
      <style:table-column-properties fo:break-before="auto" style:column-width="10.878cm"/>
    </style:style>
    <style:style style:name="co3" style:family="table-column">
      <style:table-column-properties fo:break-before="auto" style:column-width="28.887cm"/>
    </style:style>
    <style:style style:name="co4" style:family="table-column">
      <style:table-column-properties fo:break-before="auto" style:column-width="2.58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Задачи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ce2"/>
        <table:table-row table:style-name="ro1">
          <table:table-cell table:style-name="ce1" office:value-type="string">
            <text:p>Номер</text:p>
          </table:table-cell>
          <table:table-cell table:style-name="ce3" office:value-type="string">
            <text:p>Наименование</text:p>
          </table:table-cell>
          <table:table-cell table:style-name="ce1" office:value-type="string">
            <text:p>Описание</text:p>
          </table:table-cell>
          <table:table-cell table:style-name="ce1" office:value-type="string">
            <text:p>План в часах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3" office:value-type="string">
            <text:p>Создание архитектуры хранения данных</text:p>
          </table:table-cell>
          <table:table-cell table:style-name="ce5" office:value-type="string">
            <text:p>- регистр накоплений (оборотный) по фиксированным измерениям+склад "Агрегированные продажи"</text:p>
            <text:p>- документ регистрации продаж по складу году, месяцу, дню (скорее всего лучше использовать дату без времени). Должен быть вызов функциональности по </text:p>
            <text:p>пересчету данных из продаж по периоду документа и складу (на случай отмены ручных корректировок, т.к. корректировки отдельно не хранятся, а </text:p>
            <text:p>фиксируются в рабочих данных). Сама функциональность пересчета должна быть в обработке агрегации продаж. В документе должны храниться </text:p>
            <text:p>Агрегированные данные, и они же должны устанавливаться в регистр при проведении. (На случай будущих корректировок можно будет анализировать текущие данные)</text:p>
          </table:table-cell>
          <table:table-cell table:style-name="ce1" office:value-type="float" office:value="8">
            <text:p>8</text:p>
          </table:table-cell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3" office:value-type="string">
            <text:p>Хранение настроек планирования продаж</text:p>
          </table:table-cell>
          <table:table-cell table:style-name="ce6" office:value-type="string">
            <text:p>Организация хранения настроек начала/окончания планового года по месяцам. Функциональность по контролю и получению периодов по входящему параметру год. </text:p>
            <text:p>Настройка установки начала/конца месяца года должна быть задаваемой пользователем</text:p>
          </table:table-cell>
          <table:table-cell table:style-name="ce1" office:value-type="float" office:value="8">
            <text:p>8</text:p>
          </table:table-cell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3" office:value-type="string">
            <text:p>Обработка агрегации продаж. Интерфейс</text:p>
          </table:table-cell>
          <table:table-cell table:style-name="ce5" office:value-type="string">
            <text:p><text:s/>Интерфейс: Выбор периода (месяц и/или год), склада. Запуск обработки должен сопровождаться контролем обработанных данных, и подготавливать </text:p>
            <text:p>Периоды по складам к агрегации.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string">
            <text:p>Обработка агрегации продаж. Агрегирование</text:p>
          </table:table-cell>
          <table:table-cell table:style-name="ce5" office:value-type="string">
            <text:p>Агрегирование данных продаж по фиксированной структуре</text:p>
          </table:table-cell>
          <table:table-cell table:style-name="ce1" office:value-type="float" office:value="8">
            <text:p>8</text:p>
          </table:table-cell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3" office:value-type="string">
            <text:p>Обработка агрегации продаж. Регистрация</text:p>
          </table:table-cell>
          <table:table-cell table:style-name="ce5" office:value-type="string">
            <text:p>Регистрация полученных данных в документах. Регистрация должна проходить порциями, каждый документ в одной транзакции. При наличии зарегистрированного</text:p>
            <text:p>документа предусмотреть флаг перезаписи документа, если флага нет, то и перерегистрации (перезаписи) документа не требуется.</text:p>
          </table:table-cell>
          <table:table-cell table:style-name="ce1" office:value-type="float" office:value="8">
            <text:p>8</text:p>
          </table:table-cell>
        </table:table-row>
        <table:table-row table:style-name="ro3">
          <table:table-cell table:style-name="ce1" office:value-type="float" office:value="6">
            <text:p>6</text:p>
          </table:table-cell>
          <table:table-cell table:style-name="ce3" office:value-type="string">
            <text:p>Регистрация весов дней планируемых периодов</text:p>
          </table:table-cell>
          <table:table-cell table:style-name="ce5" office:value-type="string">
            <text:p>Требуется организовать функциональность по чтению данных из excel и хранению данных по весам дней планируемого периода. В excel 2-е колонки:</text:p>
            <text:p>Период и процент. Данные хранить в регистре сведений.</text:p>
          </table:table-cell>
          <table:table-cell table:style-name="ce1" office:value-type="float" office:value="6">
            <text:p>6</text:p>
          </table:table-cell>
        </table:table-row>
        <table:table-row table:style-name="ro4">
          <table:table-cell table:style-name="ce1" office:value-type="float" office:value="7">
            <text:p>7</text:p>
          </table:table-cell>
          <table:table-cell table:style-name="ce3" office:value-type="string">
            <text:p>Создание отчета плана продаж. Основа</text:p>
          </table:table-cell>
          <table:table-cell table:style-name="ce5" office:value-type="string">
            <text:p>Формирование запроса, параметров и вывод данных в СКД измерения: </text:p>
            <text:p>Категория; Сезон; Пол; Магазин; Номенклатура; Акция/не акция; Бренд; Св-во 0106 (свое пр-во, комиссия, закупка у рос. поставщика, импорт)</text:p>
            <text:p>Ресурс: сумма продаж по измерениям</text:p>
            <text:p>Обязательный отбор по текущему году. Остальные отборы и группировки должны быть доступны, т. к. должно быть реализовано через СКД.</text:p>
          </table:table-cell>
          <table:table-cell table:style-name="ce1" office:value-type="float" office:value="8">
            <text:p>8</text:p>
          </table:table-cell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3" office:value-type="string">
            <text:p>Создание отчета плана продаж. Проценты</text:p>
          </table:table-cell>
          <table:table-cell table:style-name="ce5" office:value-type="string">
            <text:p>Формирование пользовательских параметров: % Оптимистичный, % Пессимистичный Вывод дополнительных ресурсов в отчет с перемножением ресурса по продажам</text:p>
            <text:p><text:s/>на пользовательские параметры в процентах</text:p>
          </table:table-cell>
          <table:table-cell table:style-name="ce1" office:value-type="float" office:value="4">
            <text:p>4</text:p>
          </table:table-cell>
        </table:table-row>
        <table:table-row table:style-name="ro3">
          <table:table-cell table:style-name="ce1" office:value-type="float" office:value="9">
            <text:p>9</text:p>
          </table:table-cell>
          <table:table-cell table:style-name="ce3" office:value-type="string">
            <text:p>Создание отчета плана продаж. Агрегация данных по </text:p>
            <text:p>Дням в колонках</text:p>
          </table:table-cell>
          <table:table-cell table:style-name="ce5" office:value-type="string">
            <text:p>Вывод ресурсов продаж в колонках по дням, т.е дни должны быть в колонках. Оформить настройкой день/месяц</text:p>
          </table:table-cell>
          <table:table-cell table:style-name="ce1" office:value-type="float" office:value="6">
            <text:p>6</text:p>
          </table:table-cell>
        </table:table-row>
        <table:table-row table:style-name="ro3">
          <table:table-cell table:style-name="ce1" office:value-type="float" office:value="10">
            <text:p>10</text:p>
          </table:table-cell>
          <table:table-cell table:style-name="ce3" office:value-type="string">
            <text:p>Создание отчета плана продаж. Агрегация данных по </text:p>
            <text:p>Месяцам в колонках</text:p>
          </table:table-cell>
          <table:table-cell table:style-name="ce5" office:value-type="string">
            <text:p>Вывод ресурсов продаж в колонках по месяцам, т.е дни должны быть в колонках. Оформить настройкой день/месяц</text:p>
          </table:table-cell>
          <table:table-cell table:style-name="ce1" office:value-type="float" office:value="6">
            <text:p>6</text:p>
          </table:table-cell>
        </table:table-row>
        <table:table-row table:style-name="ro3">
          <table:table-cell table:style-name="ce1" office:value-type="float" office:value="15">
            <text:p>15</text:p>
          </table:table-cell>
          <table:table-cell table:style-name="ce3" office:value-type="string">
            <text:p>Создание отчета плана продаж. </text:p>
            <text:p>Оформление настроек пользователя в форме отчета.</text:p>
          </table:table-cell>
          <table:table-cell table:style-name="ce5" office:value-type="string">
            <text:p>Выбор параметров по измерениям, вид отчета мец/день (в колонках либо месяцы либо дни), период данных с начала планового года (периода в пределах 12 месяцов, </text:p>
            <text:p>1-й месяц — это не январь — а тот, что задан в настройках начала/конец планового года)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3" office:value-type="string">
            <text:p>Формирование прав доступа</text:p>
          </table:table-cell>
          <table:table-cell table:style-name="ce5" office:value-type="string">
            <text:p>Организация ролей пользователя и администратора функционала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number-columns-repeated="3"/>
          <table:table-cell table:style-name="ce8" table:formula="of:=SUM([.D2:.D13])" office:value-type="float" office:value="78">
            <text:p>78</text:p>
          </table:table-cell>
        </table:table-row>
        <table:table-row table:style-name="ro1" table:number-rows-repeated="1048561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9.02.2017</text:date>, <text:time>09:37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вгений Крупин</meta:initial-creator>
    <meta:creation-date>2017-02-02T09:04:21.11</meta:creation-date>
    <dc:date>2017-02-09T09:37:18.63</dc:date>
    <dc:creator>Евгений Крупин</dc:creator>
    <meta:editing-duration>P2DT22H3M53S</meta:editing-duration>
    <meta:editing-cycles>6</meta:editing-cycles>
    <meta:generator>OpenOffice/4.0.1$Win32 OpenOffice.org_project/401m5$Build-9714</meta:generator>
    <meta:document-statistic meta:table-count="1" meta:cell-count="53" meta:object-count="0"/>
  </office:meta>
</office:document-meta>
</file>